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0.298cm"/>
    </style:style>
    <style:style style:name="gr3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.647cm" svg:height="1.402cm" svg:x="9.543cm" svg:y="2.122cm">
          <text:p text:style-name="P1">s0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.617cm" svg:height="1.402cm" svg:x="9.573cm" svg:y="5.446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1.617cm" svg:height="1.402cm" svg:x="9.573cm" svg:y="8.486cm">
          <text:p text:style-name="P1">sn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9.641cm" svg:y="7.49cm">
          <draw:text-box>
            <text:p>...</text:p>
          </draw:text-box>
        </draw:frame>
        <draw:custom-shape draw:style-name="gr3" draw:text-style-name="P1" draw:id="id1" draw:layer="layout" svg:width="1.902cm" svg:height="2.495cm" svg:x="12.49cm" svg:y="1.576cm">
          <draw:glue-point draw:id="4" svg:x="5cm" svg:y="-3.232cm"/>
          <draw:glue-point draw:id="5" svg:x="5cm" svg:y="-1.358cm"/>
          <draw:glue-point draw:id="6" svg:x="5.003cm" svg:y="1.754cm"/>
          <draw:glue-point draw:id="7" svg:x="5cm" svg:y="3.522cm"/>
          <text:p text:style-name="P1">F0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1.812cm" svg:height="1.402cm" svg:x="12.58cm" svg:y="5.446cm">
          <text:p text:style-name="P1">F1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1.842cm" svg:height="1.403cm" svg:x="12.55cm" svg:y="8.507cm">
          <text:p text:style-name="P1">Fn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12.754cm" svg:y="7.592cm">
          <draw:text-box>
            <text:p>...</text:p>
          </draw:text-box>
        </draw:frame>
        <draw:connector draw:style-name="gr4" draw:text-style-name="P1" draw:layer="layout" draw:type="line" svg:x1="12.49cm" svg:y1="2.823cm" svg:x2="11.19cm" svg:y2="2.823cm" draw:start-shape="id1" draw:start-glue-point="3" draw:end-shape="id2" draw:end-glue-point="1" svg:d="m12490 2823h-1300">
          <text:p/>
        </draw:connector>
        <draw:connector draw:style-name="gr4" draw:text-style-name="P1" draw:layer="layout" draw:type="line" svg:x1="12.58cm" svg:y1="6.147cm" svg:x2="11.19cm" svg:y2="6.147cm" draw:start-shape="id3" draw:start-glue-point="3" draw:end-shape="id4" draw:end-glue-point="1" svg:d="m12580 6147h-1390">
          <text:p/>
        </draw:connector>
        <draw:connector draw:style-name="gr4" draw:text-style-name="P1" draw:layer="layout" draw:type="line" svg:x1="12.55cm" svg:y1="9.208cm" svg:x2="11.19cm" svg:y2="9.187cm" draw:start-shape="id5" draw:start-glue-point="3" draw:end-shape="id6" draw:end-glue-point="1" svg:d="m12550 9208-1360-21">
          <text:p/>
        </draw:connector>
        <draw:custom-shape draw:style-name="gr5" draw:text-style-name="P1" draw:id="id7" draw:layer="layout" svg:width="1.559cm" svg:height="1.402cm" svg:x="18.101cm" svg:y="2.122cm">
          <text:p text:style-name="P1">x0</text:p>
          <draw:enhanced-geometry svg:viewBox="0 0 21600 21600" draw:type="rectangle" draw:enhanced-path="M 0 0 L 21600 0 21600 21600 0 21600 0 0 Z N"/>
        </draw:custom-shape>
        <draw:custom-shape draw:style-name="gr5" draw:text-style-name="P1" draw:id="id8" draw:layer="layout" svg:width="1.619cm" svg:height="1.403cm" svg:x="18.101cm" svg:y="5.446cm">
          <text:p text:style-name="P1">xm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18.811cm" svg:y="4.187cm">
          <draw:text-box>
            <text:p>...</text:p>
          </draw:text-box>
        </draw:frame>
        <draw:connector draw:style-name="gr4" draw:text-style-name="P1" draw:layer="layout" draw:line-skew="1.264cm" svg:x1="18.101cm" svg:y1="2.823cm" svg:x2="14.392cm" svg:y2="2.017cm" draw:start-shape="id7" draw:start-glue-point="3" draw:end-shape="id1" draw:end-glue-point="4" svg:d="m18101 2823h-591v-806h-3118">
          <text:p/>
        </draw:connector>
        <draw:connector draw:style-name="gr4" draw:text-style-name="P1" draw:layer="layout" draw:line-skew="0.964cm" svg:x1="18.101cm" svg:y1="6.147cm" svg:x2="14.392cm" svg:y2="2.485cm" draw:start-shape="id8" draw:start-glue-point="3" draw:end-shape="id1" draw:end-glue-point="5" svg:d="m18101 6147h-891v-3662h-2818">
          <text:p/>
        </draw:connector>
        <draw:connector draw:style-name="gr4" draw:text-style-name="P1" draw:layer="layout" svg:x1="9.543cm" svg:y1="2.823cm" svg:x2="14.392cm" svg:y2="3.701cm" draw:start-shape="id2" draw:start-glue-point="3" draw:end-shape="id1" draw:end-glue-point="7" svg:d="m9543 2823h-502v1748h5852v-870h-501">
          <text:p/>
        </draw:connector>
        <draw:connector draw:style-name="gr4" draw:text-style-name="P1" draw:layer="layout" draw:line-skew="0cm 2.797cm 0.558cm" svg:x1="9.573cm" svg:y1="6.147cm" svg:x2="14.392cm" svg:y2="3.26cm" draw:start-shape="id4" draw:start-glue-point="3" draw:end-shape="id1" draw:end-glue-point="6" svg:d="m9573 6147h-502v1408h6380v-4295h-1059">
          <text:p/>
        </draw:connector>
        <draw:connector draw:style-name="gr4" draw:text-style-name="P1" draw:layer="layout" draw:line-skew="0cm 4.199cm 1.348cm" svg:x1="9.573cm" svg:y1="9.187cm" svg:x2="14.392cm" svg:y2="2.823cm" draw:start-shape="id6" draw:start-glue-point="3" draw:end-shape="id1" draw:end-glue-point="1" svg:d="m9573 9187h-502v1290h7170v-7654h-1849">
          <text:p/>
        </draw:connector>
        <draw:custom-shape draw:style-name="gr3" draw:text-style-name="P1" draw:id="id9" draw:layer="layout" svg:width="1.902cm" svg:height="2.495cm" svg:x="5.34cm" svg:y="1.576cm">
          <draw:glue-point draw:id="4" svg:x="5cm" svg:y="-3.232cm"/>
          <draw:glue-point draw:id="5" svg:x="5cm" svg:y="-1.358cm"/>
          <draw:glue-point draw:id="6" svg:x="5.003cm" svg:y="1.754cm"/>
          <draw:glue-point draw:id="7" svg:x="5cm" svg:y="3.522cm"/>
          <text:p text:style-name="P1">G0</text:p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1.842cm" svg:height="1.403cm" svg:x="5.35cm" svg:y="5.446cm">
          <text:p text:style-name="P1">Gk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5.785cm" svg:y="4.369cm">
          <draw:text-box>
            <text:p>...</text:p>
          </draw:text-box>
        </draw:frame>
        <draw:custom-shape draw:style-name="gr5" draw:text-style-name="P1" draw:id="id10" draw:layer="layout" svg:width="1.449cm" svg:height="1.402cm" svg:x="2.961cm" svg:y="2.122cm">
          <text:p text:style-name="P1">z0</text:p>
          <draw:enhanced-geometry svg:viewBox="0 0 21600 21600" draw:type="rectangle" draw:enhanced-path="M 0 0 L 21600 0 21600 21600 0 21600 0 0 Z N"/>
        </draw:custom-shape>
        <draw:custom-shape draw:style-name="gr5" draw:text-style-name="P1" draw:id="id12" draw:layer="layout" svg:width="1.449cm" svg:height="1.403cm" svg:x="2.981cm" svg:y="5.446cm">
          <text:p text:style-name="P1">zk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3.14cm" svg:y="4.078cm">
          <draw:text-box>
            <text:p>...</text:p>
          </draw:text-box>
        </draw:frame>
        <draw:connector draw:style-name="gr4" draw:text-style-name="P1" draw:layer="layout" draw:line-skew="0.338cm" svg:x1="9.543cm" svg:y1="2.823cm" svg:x2="7.242cm" svg:y2="2.017cm" draw:start-shape="id2" draw:start-glue-point="3" draw:end-shape="id9" draw:end-glue-point="4" svg:d="m9543 2823h-813v-806h-1488">
          <text:p/>
        </draw:connector>
        <draw:connector draw:style-name="gr4" draw:text-style-name="P1" draw:layer="layout" draw:line-skew="-0.157cm" svg:x1="9.573cm" svg:y1="6.147cm" svg:x2="7.242cm" svg:y2="2.485cm" draw:start-shape="id4" draw:start-glue-point="3" draw:end-shape="id9" draw:end-glue-point="5" svg:d="m9573 6147h-1323v-3662h-1008">
          <text:p/>
        </draw:connector>
        <draw:connector draw:style-name="gr4" draw:text-style-name="P1" draw:layer="layout" draw:line-skew="-0.467cm" svg:x1="9.573cm" svg:y1="9.187cm" svg:x2="7.242cm" svg:y2="3.701cm" draw:start-shape="id6" draw:start-glue-point="3" draw:end-shape="id9" draw:end-glue-point="7" svg:d="m9573 9187h-1633v-5486h-698">
          <text:p/>
        </draw:connector>
        <draw:connector draw:style-name="gr4" draw:text-style-name="P1" draw:layer="layout" draw:type="line" svg:x1="5.34cm" svg:y1="2.823cm" svg:x2="4.41cm" svg:y2="2.823cm" draw:start-shape="id9" draw:start-glue-point="3" draw:end-shape="id10" draw:end-glue-point="1" svg:d="m5340 2823h-930">
          <text:p/>
        </draw:connector>
        <draw:connector draw:style-name="gr4" draw:text-style-name="P1" draw:layer="layout" draw:type="line" svg:x1="5.35cm" svg:y1="6.147cm" svg:x2="4.43cm" svg:y2="6.147cm" draw:start-shape="id11" draw:start-glue-point="3" draw:end-shape="id12" draw:end-glue-point="1" svg:d="m5350 6147h-9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1-01-25T11:53:40</meta:creation-date>
    <dc:date>2011-01-25T12:16:51</dc:date>
    <dc:creator>Yuri Borisov</dc:creator>
    <meta:editing-duration>PT00H23M12S</meta:editing-duration>
    <meta:editing-cycles>2</meta:editing-cycles>
    <meta:generator>OpenOffice.org/3.2$Linux OpenOffice.org_project/320m12$Build-9483</meta:generator>
    <meta:document-statistic meta:object-count="30"/>
  </office:meta>
</office:document-meta>
</file>